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Arial" style:font-family-generic="swiss"/>
    <style:font-face style:name="Lucida Sans1" svg:font-family="'Lucida Sans'" style:font-family-generic="swiss"/>
    <style:font-face style:name="Courier New" svg:font-family="'Courier New'"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41486368" text:style-name="Numbering_20_ABC">
        <text:list-item>
          <text:h text:style-name="MyHeading" text:outline-level="1">Schritte</text:h>
        </text:list-item>
      </text:list>
      <text:p text:style-name="Text_20_body">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text:p>
      <text:p text:style-name="First_20_line_20_indent">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text:p>
      <text:list xml:id="list134208077089110" text:continue-numbering="true" text:style-name="Numbering_20_ABC">
        <text:list-item>
          <text:h text:style-name="MyHeading" text:outline-level="1">Die Flucht</text:h>
        </text:list-item>
      </text:list>
      <text:p text:style-name="Text_20_body">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text:p>
      <text:p text:style-name="First_20_line_20_indent">Die Schritte wurden lauter und lauter, er sah eine dunkle Gestalt um die Ecke biegen. Fieberhaft irrten seine Augen durch die nächtliche Dunkelheit und suchten einen Ausweg. War jetzt wirklich alles vorbei, waren alle Mühe und alle Vorbereitungen umsonst?</text:p>
      <text:list xml:id="list134207946917832" text:continue-numbering="true" text:style-name="Numbering_20_ABC">
        <text:list-item>
          <text:h text:style-name="MyHeading" text:outline-level="1">Der Ausweg</text:h>
        </text:list-item>
      </text:list>
      <text:p text:style-name="Text_20_body">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Liberation Sans" svg:font-family="'Liberation Sans', Arial" style:font-family-generic="swiss"/>
    <style:font-face style:name="Lucida Sans1" svg:font-family="'Lucida Sans'" style:font-family-generic="swiss"/>
    <style:font-face style:name="Courier New" svg:font-family="'Courier New'"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Courier New" fo:font-size="12pt" fo:language="en" fo:country="US" style:letter-kerning="true" style:font-name-asian="Times New Roma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Courier New" fo:font-size="12pt" fo:language="en" fo:country="US" style:letter-kerning="true" style:font-name-asian="Times New Roma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name="Courier New" fo:font-family="'Courier New'" style:font-family-generic="modern" style:font-pitch="fixed" style:font-name-asian="Times New Roman" style:font-family-asian="'Times New Roman'" style:font-family-generic-asian="roman"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style:font-name="Courier New" fo:font-family="'Courier New'" style:font-family-generic="modern" style:font-pitch="fixed" fo:font-size="12pt" fo:font-style="italic" style:font-name-asian="Times New Roman" style:font-family-asian="'Times New Roman'" style:font-family-generic-asian="roman"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urier New" fo:font-family="'Courier New'" style:font-family-generic="modern" style:font-pitch="fixed" style:font-name-asian="Times New Roman" style:font-family-asian="'Times New Roman'" style:font-family-generic-asian="roman"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MyHeading" style:family="paragraph" style:parent-style-name="Standard" style:default-outline-level="1" style:list-style-name="Numbering_20_ABC">
      <style:text-properties fo:font-size="14pt" fo:font-weight="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format="A">
        <style:list-level-properties text:list-level-position-and-space-mode="label-alignment">
          <style:list-level-label-alignment text:label-followed-by="listtab" text:list-tab-stop-position="13.3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mm" fo:text-indent="-7mm" fo:margin-left="20.3m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mm" fo:text-indent="-7mm" fo:margin-left="27.31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mm" fo:text-indent="-7mm" fo:margin-left="34.31m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mm" fo:text-indent="-7mm" fo:margin-left="41.31m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mm" fo:text-indent="-7mm" fo:margin-left="48.31m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mm" fo:text-indent="-7mm" fo:margin-left="55.32m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mm" fo:text-indent="-7mm" fo:margin-left="62.32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mm" fo:text-indent="-7mm" fo:margin-left="69.32m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mm" fo:text-indent="-7mm" fo:margin-left="76.32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13:38:49.954000000</meta:creation-date>
    <meta:editing-duration>PT3M24S</meta:editing-duration>
    <meta:editing-cycles>3</meta:editing-cycles>
    <meta:generator>LOtb42/6.3.0.0.alpha0$Windows_X86_64 LibreOffice_project/35d9a2618dc0116378ab795a7b9277d248c5afd4</meta:generator>
    <meta:initial-creator>Regina Henschel</meta:initial-creator>
    <dc:date>2019-04-07T13:42:07.160000000</dc:date>
    <dc:creator>Regina Henschel</dc:creator>
    <meta:document-statistic meta:table-count="0" meta:image-count="0" meta:object-count="0" meta:page-count="1" meta:paragraph-count="8" meta:word-count="280" meta:character-count="1759" meta:non-whitespace-character-count="1490"/>
  </office:meta>
</office:document-meta>
</file>